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faee" officeooo:paragraph-rsid="0013faee"/>
    </style:style>
    <style:style style:name="P2" style:family="paragraph" style:parent-style-name="Standard">
      <style:text-properties officeooo:rsid="00160373" officeooo:paragraph-rsid="00160373"/>
    </style:style>
    <style:style style:name="P3" style:family="paragraph" style:parent-style-name="Standard">
      <style:text-properties officeooo:rsid="00169ff0" officeooo:paragraph-rsid="00169ff0"/>
    </style:style>
    <style:style style:name="P4" style:family="paragraph" style:parent-style-name="Standard">
      <style:text-properties officeooo:paragraph-rsid="00169ff0"/>
    </style:style>
    <style:style style:name="P5" style:family="paragraph" style:parent-style-name="Standard">
      <style:text-properties officeooo:rsid="0019cfbc" officeooo:paragraph-rsid="0019cfbc"/>
    </style:style>
    <style:style style:name="T1" style:family="text">
      <style:text-properties officeooo:rsid="00160373"/>
    </style:style>
    <style:style style:name="T2" style:family="text">
      <style:text-properties officeooo:rsid="00169ff0"/>
    </style:style>
    <style:style style:name="T3" style:family="text">
      <style:text-properties officeooo:rsid="0018723d"/>
    </style:style>
    <style:style style:name="T4" style:family="text">
      <style:text-properties fo:font-variant="normal" fo:text-transform="none" fo:color="#444444" style:font-name="Roboto"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astic search:</text:p>
      <text:p text:style-name="P1"><text:s text:c="3"/>elastic search is used to store ,analyze, data</text:p>
      <text:p text:style-name="P1"><text:s text:c="3"/>data are stored in json format</text:p>
      <text:p text:style-name="P1"><text:s text:c="3"/>elastic search deals with structured and unstructured data</text:p>
      <text:p text:style-name="P1"><text:s text:c="3"/></text:p>
      <text:p text:style-name="P1">Elastic search consist of cluster. inside that group of nodes will be present….the node will be acts as replica (shards are responsible for the replica events).. if one of the node get problem means the replica of the node used to retrieve the data.</text:p>
      <text:p text:style-name="P1"/>
      <text:p text:style-name="P1">Elastics search must have an index…<text:span text:style-name="T2">[index is a identification of the document]</text:span></text:p>
      <text:p text:style-name="P1">By index the data can be accessed..</text:p>
      <text:p text:style-name="P1">there are several operation available .we can perform in the dev tools..</text:p>
      <text:p text:style-name="P1">like get,post,put,delete </text:p>
      <text:p text:style-name="P1">ex: get indexname/alldetails…, put indexname/details {}</text:p>
      <text:p text:style-name="P1">when can use different type of aggregation , query <text:span text:style-name="T1">for elastic search..</text:span></text:p>
      <text:p text:style-name="P1"/>
      <text:p text:style-name="P3">Logstash:</text:p>
      <text:p text:style-name="P3"><text:s text:c="6"/>whenever an application hint an end point or http request or response log will be generated.</text:p>
      <text:p text:style-name="P3"><text:s text:c="7"/><text:span text:style-name="T3">Logstash collect the log of entire application.</text:span></text:p>
      <text:p text:style-name="P4"><text:span text:style-name="T2"><text:s text:c="6"/>Logstash send the data to elastic search.</text:span></text:p>
      <text:p text:style-name="P1"><text:s text:c="5"/></text:p>
      <text:p text:style-name="P2">Kibana:</text:p>
      <text:p text:style-name="P2"><text:s text:c="3"/></text:p>
      <text:p text:style-name="P2"><text:s text:c="6"/>it is used to display the details in the varies format like graph ,map and visualize format for easy to understand .</text:p>
      <text:p text:style-name="P2"><text:s text:c="3"/>The kibana the reports are update in realtime.</text:p>
      <text:p text:style-name="P2"><text:s text:c="3"/>Kibana <text:span text:style-name="T2">as filter option . The details of specific field or document can be filtered..[discover tab]</text:span></text:p>
      <text:p text:style-name="P3"><text:s text:c="3"/>index pattern is used to connect with elastic search where the same data can be shared with kibana .to <text:s/>create a graph with specific conditions…</text:p>
      <text:p text:style-name="P5">kibana query is used to filter the details from elastic search.</text:p>
      <text:p text:style-name="P3"><text:s text:c="3"/></text:p>
      <text:p text:style-name="P3"><text:s text:c="3"/></text:p>
      <text:p text:style-name="P3"/>
      <text:p text:style-name="P1"><text:s text:c="3"/></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1T17:11:44.789000000</meta:creation-date>
    <dc:date>2022-02-11T18:10:54.176000000</dc:date>
    <meta:editing-duration>PT3M18S</meta:editing-duration>
    <meta:editing-cycles>1</meta:editing-cycles>
    <meta:generator>LibreOffice/6.1.4.2$Windows_X86_64 LibreOffice_project/9d0f32d1f0b509096fd65e0d4bec26ddd1938fd3</meta:generator>
    <meta:document-statistic meta:table-count="0" meta:image-count="0" meta:object-count="0" meta:page-count="1" meta:paragraph-count="28" meta:word-count="233" meta:character-count="1462" meta:non-whitespace-character-count="1184"/>
  </office:meta>
</office:document-meta>
</file>